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cm" fo:min-width="5.8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29cm" fo:min-width="4.58cm"/>
      <style:paragraph-properties style:writing-mode="lr-tb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svg:stroke-color="#e0c2cd" draw:fill-color="#e0c2cd" draw:textarea-horizontal-align="justify" draw:textarea-vertical-align="middle" draw:auto-grow-height="false" fo:min-height="2.29cm" fo:min-width="3.3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e0c2c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35cm" svg:height="2.54cm" svg:x="10.525cm" svg:y="1cm">
          <text:p text:style-name="P1">Command Station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5.08cm" svg:height="2.54cm" svg:x="1.635cm" svg:y="5.127cm">
          <text:p text:style-name="P1">Locomotive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3.7cm" svg:y1="3.54cm" svg:x2="4.175cm" svg:y2="5.127cm" draw:start-shape="id1" draw:start-glue-point="2" draw:end-shape="id2" draw:end-glue-point="0" svg:d="M13700 3540v794h-9525v793" svg:viewBox="0 0 9526 1588">
          <text:p/>
        </draw:connector>
        <draw:custom-shape draw:style-name="gr4" draw:text-style-name="P2" xml:id="id6" draw:id="id6" draw:layer="layout" svg:width="3.81cm" svg:height="2.54cm" svg:x="15.922cm" svg:y="17.46cm">
          <text:p text:style-name="P1">Tile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5.08cm" svg:height="2.54cm" svg:x="20.05cm" svg:y="5.127cm">
          <text:p text:style-name="P1">Accessory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3.7cm" svg:y1="3.54cm" svg:x2="22.59cm" svg:y2="5.127cm" draw:start-shape="id1" draw:start-glue-point="2" draw:end-shape="id3" draw:end-glue-point="0" svg:d="M13700 3540v794h8890v793" svg:viewBox="0 0 8891 1588">
          <text:p/>
        </draw:connector>
        <draw:custom-shape draw:style-name="gr4" draw:text-style-name="P2" xml:id="id4" draw:id="id4" draw:layer="layout" svg:width="3.81cm" svg:height="2.54cm" svg:x="7.032cm" svg:y="8.62cm">
          <text:p text:style-name="P1">Block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4.175cm" svg:y1="7.667cm" svg:x2="7.032cm" svg:y2="9.89cm" draw:start-shape="id2" draw:start-glue-point="2" draw:end-shape="id4" draw:end-glue-point="3" svg:d="M4175 7667v2223h2857" svg:viewBox="0 0 2858 2224">
          <text:p/>
        </draw:connector>
        <draw:custom-shape draw:style-name="gr4" draw:text-style-name="P2" xml:id="id5" draw:id="id5" draw:layer="layout" svg:width="3.81cm" svg:height="2.54cm" svg:x="17.192cm" svg:y="10.525cm">
          <text:p text:style-name="P1">Switch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2.59cm" svg:y1="7.667cm" svg:x2="19.097cm" svg:y2="10.525cm" draw:start-shape="id3" draw:start-glue-point="2" draw:end-shape="id5" draw:end-glue-point="0" svg:d="M22590 7667v1429h-3493v1429" svg:viewBox="0 0 3494 2859">
          <text:p/>
        </draw:connector>
        <draw:connector draw:style-name="gr3" draw:text-style-name="P1" draw:layer="layout" draw:line-skew="0.317cm" svg:x1="17.827cm" svg:y1="17.46cm" svg:x2="8.937cm" svg:y2="11.16cm" draw:start-shape="id6" draw:start-glue-point="0" draw:end-shape="id4" svg:d="M17827 17460v-2833h-8890v-3467" svg:viewBox="0 0 8891 6301">
          <text:p/>
        </draw:connector>
        <draw:connector draw:style-name="gr3" draw:text-style-name="P1" draw:layer="layout" draw:line-skew="-0.635cm" svg:x1="17.827cm" svg:y1="17.46cm" svg:x2="19.097cm" svg:y2="13.065cm" draw:start-shape="id6" draw:start-glue-point="0" draw:end-shape="id5" draw:end-glue-point="2" svg:d="M17827 17460v-2832h1270v-1563" svg:viewBox="0 0 1271 4396">
          <text:p/>
        </draw:connector>
        <draw:custom-shape draw:style-name="gr4" draw:text-style-name="P2" xml:id="id7" draw:id="id7" draw:layer="layout" svg:width="3.81cm" svg:height="2.54cm" svg:x="23.542cm" svg:y="10.525cm">
          <text:p text:style-name="P1">Cros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line-skew="-0.635cm" svg:x1="17.827cm" svg:y1="17.46cm" svg:x2="25.447cm" svg:y2="13.065cm" draw:start-shape="id6" draw:start-glue-point="0" draw:end-shape="id7" draw:end-glue-point="2" svg:d="M17827 17460v-2832h7620v-1563" svg:viewBox="0 0 7621 4396">
          <text:p/>
        </draw:connector>
        <draw:connector draw:style-name="gr3" draw:text-style-name="P1" draw:layer="layout" svg:x1="22.59cm" svg:y1="7.667cm" svg:x2="25.447cm" svg:y2="10.525cm" draw:start-shape="id3" draw:start-glue-point="2" draw:end-shape="id7" draw:end-glue-point="0" svg:d="M22590 7667v1429h2857v1429" svg:viewBox="0 0 2858 2859">
          <text:p/>
        </draw:connector>
        <draw:custom-shape draw:style-name="gr4" draw:text-style-name="P2" xml:id="id9" draw:id="id9" draw:layer="layout" svg:width="3.81cm" svg:height="2.54cm" svg:x="11.795cm" svg:y="10.525cm">
          <text:p text:style-name="P1">Sensor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5.08cm" svg:height="2.54cm" svg:x="11.16cm" svg:y="4.81cm">
          <text:p text:style-name="P1">Senso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3.7cm" svg:y1="3.54cm" svg:x2="13.7cm" svg:y2="4.81cm" draw:start-shape="id1" draw:start-glue-point="2" draw:end-shape="id8" draw:end-glue-point="0" svg:d="M13700 3540v1270" svg:viewBox="0 0 1 1271">
          <text:p/>
        </draw:connector>
        <draw:connector draw:style-name="gr3" draw:text-style-name="P1" draw:layer="layout" draw:line-skew="-0.635cm" svg:x1="17.827cm" svg:y1="17.46cm" svg:x2="13.7cm" svg:y2="13.065cm" draw:start-shape="id6" draw:start-glue-point="0" draw:end-shape="id9" draw:end-glue-point="2" svg:d="M17827 17460v-2832h-4127v-1563" svg:viewBox="0 0 4128 4396">
          <text:p/>
        </draw:connector>
        <draw:connector draw:style-name="gr3" draw:text-style-name="P1" draw:layer="layout" svg:x1="13.7cm" svg:y1="7.35cm" svg:x2="13.7cm" svg:y2="10.525cm" draw:start-shape="id8" draw:start-glue-point="2" draw:end-shape="id9" draw:end-glue-point="0" svg:d="M13700 7350v3175" svg:viewBox="0 0 1 3176">
          <text:p/>
        </draw:connector>
        <draw:connector draw:style-name="gr3" draw:text-style-name="P1" draw:layer="layout" svg:x1="13.7cm" svg:y1="7.35cm" svg:x2="10.842cm" svg:y2="9.89cm" draw:start-shape="id8" draw:start-glue-point="2" draw:end-shape="id4" draw:end-glue-point="1" svg:d="M13700 7350v2540h-2858" svg:viewBox="0 0 2859 2541">
          <text:p/>
        </draw:connector>
        <draw:connector draw:style-name="gr3" draw:text-style-name="P1" draw:layer="layout" svg:x1="13.7cm" svg:y1="7.35cm" svg:x2="10.842cm" svg:y2="9.89cm" draw:start-shape="id8" draw:start-glue-point="2" draw:end-shape="id4" draw:end-glue-point="1" svg:d="M13700 7350v2540h-2858" svg:viewBox="0 0 2859 2541">
          <text:p/>
        </draw:connector>
        <draw:custom-shape draw:style-name="gr2" draw:text-style-name="P1" xml:id="id10" draw:id="id10" draw:layer="layout" svg:width="5.08cm" svg:height="2.54cm" svg:x="1.635cm" svg:y="11.477cm">
          <text:p text:style-name="P1">Function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4.175cm" svg:y1="7.667cm" svg:x2="4.175cm" svg:y2="11.477cm" draw:start-shape="id2" draw:start-glue-point="2" draw:end-shape="id10" draw:end-glue-point="0" svg:d="M4175 7667v3810" svg:viewBox="0 0 1 3811">
          <text:p/>
        </draw:connector>
        <draw:custom-shape draw:style-name="gr4" draw:text-style-name="P2" xml:id="id12" draw:id="id12" draw:layer="layout" svg:width="3.81cm" svg:height="2.54cm" svg:x="20.685cm" svg:y="15.287cm">
          <text:p text:style-name="P1">Straight</text:p>
          <draw:enhanced-geometry svg:viewBox="0 0 21600 21600" draw:type="rectangle" draw:enhanced-path="M 0 0 L 21600 0 21600 21600 0 21600 0 0 Z N"/>
        </draw:custom-shape>
        <draw:custom-shape draw:style-name="gr4" draw:text-style-name="P2" xml:id="id11" draw:id="id11" draw:layer="layout" svg:width="3.81cm" svg:height="2.54cm" svg:x="7.032cm" svg:y="15.287cm">
          <text:p text:style-name="P1">Curv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3" draw:id="id13" draw:layer="layout" svg:width="3.81cm" svg:height="2.54cm" svg:x="24.812cm" svg:y="15.287cm">
          <text:p text:style-name="P1">Crossing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5.922cm" svg:y1="18.73cm" svg:x2="8.937cm" svg:y2="17.827cm" draw:start-shape="id6" draw:start-glue-point="3" draw:end-shape="id11" draw:end-glue-point="2" svg:d="M15922 18730h-6985v-903" svg:viewBox="0 0 6986 904">
          <text:p/>
        </draw:connector>
        <draw:connector draw:style-name="gr3" draw:text-style-name="P1" draw:layer="layout" svg:x1="19.732cm" svg:y1="18.73cm" svg:x2="22.59cm" svg:y2="17.827cm" draw:start-shape="id6" draw:start-glue-point="1" draw:end-shape="id12" draw:end-glue-point="2" svg:d="M19732 18730h2858v-903" svg:viewBox="0 0 2859 904">
          <text:p/>
        </draw:connector>
        <draw:connector draw:style-name="gr3" draw:text-style-name="P1" draw:layer="layout" svg:x1="19.732cm" svg:y1="18.73cm" svg:x2="26.717cm" svg:y2="17.827cm" draw:start-shape="id6" draw:start-glue-point="1" draw:end-shape="id13" draw:end-glue-point="2" svg:d="M19732 18730h6985v-903" svg:viewBox="0 0 6986 904">
          <text:p/>
        </draw:connector>
        <draw:custom-shape draw:style-name="gr4" draw:text-style-name="P2" xml:id="id14" draw:id="id14" draw:layer="layout" svg:width="3.81cm" svg:height="2.54cm" svg:x="11.477cm" svg:y="15.287cm">
          <text:p text:style-name="P1">Straight Direction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5.922cm" svg:y1="18.73cm" svg:x2="13.382cm" svg:y2="17.827cm" draw:start-shape="id6" draw:start-glue-point="3" draw:end-shape="id14" draw:end-glue-point="2" svg:d="M15922 18730h-2540v-903" svg:viewBox="0 0 2541 904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7T15:25:50.600675948</meta:creation-date>
    <dc:date>2023-11-27T16:26:43.945663667</dc:date>
    <meta:editing-duration>PT1H53S</meta:editing-duration>
    <meta:editing-cycles>3</meta:editing-cycles>
    <meta:generator>LibreOffice/7.4.3.2$Linux_X86_64 LibreOffice_project/40$Build-2</meta:generator>
    <meta:document-statistic meta:object-count="32"/>
  </office:meta>
</office:document-meta>
</file>